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ServiceExposingInterceptor.pre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sionServiceExposingInterceptor.ConversionServiceExposingIntercepto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